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4"/>
          <table:table-cell table:style-name="ce5"/>
        </table:table-row>
        <table:table-row table:style-name="ro1">
          <table:table-cell table:number-columns-repeated="3"/>
          <table:table-cell table:style-name="ce3" office:value-type="float" office:value="1000" calcext:value-type="float">
            <text:p>1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3" office:value-type="float" office:value="2000" calcext:value-type="float">
            <text:p>2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3" office:value-type="float" office:value="3000" calcext:value-type="float">
            <text:p>300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4" office:value-type="float" office:value="5000" calcext:value-type="float">
            <text:p>5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4" office:value-type="float" office:value="6000" calcext:value-type="float">
            <text:p>6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4" office:value-type="float" office:value="7000" calcext:value-type="float">
            <text:p>700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8000" calcext:value-type="float">
            <text:p>8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3" office:value-type="float" office:value="9000" calcext:value-type="float">
            <text:p>9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A000</text:p>
          </table:table-cell>
          <table:table-cell table:style-name="ce7"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B000</text:p>
          </table:table-cell>
          <table:table-cell table:style-name="ce7" office:value-type="string" calcext:value-type="string">
            <text:p>R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000</text:p>
          </table:table-cell>
          <table:table-cell table:style-name="ce14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D000</text:p>
          </table:table-cell>
          <table:table-cell table:style-name="ce8" office:value-type="string" calcext:value-type="string">
            <text:p>I/O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E000</text:p>
          </table:table-cell>
          <table:table-cell table:style-name="ce9" office:value-type="string" calcext:value-type="string">
            <text:p>Kernal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F000</text:p>
          </table:table-cell>
          <table:table-cell table:style-name="ce9" office:value-type="string" calcext:value-type="string">
            <text:p>RO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 calcext:value-type="string">
            <text:p>$1000 = 4096</text:p>
          </table:table-cell>
          <table:table-cell table:number-columns-repeated="2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2:37:06.834759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0:04:57.545419977</meta:creation-date>
    <dc:date>2025-09-19T12:37:36.762567443</dc:date>
    <meta:editing-duration>PT15M39S</meta:editing-duration>
    <meta:editing-cycles>9</meta:editing-cycles>
    <meta:generator>LibreOffice/25.2.5.2$Linux_X86_64 LibreOffice_project/520$Build-2</meta:generator>
    <meta:document-statistic meta:table-count="1" meta:cell-count="26" meta:object-count="0"/>
  </office:meta>
</office:document-meta>
</file>